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 officeooo:rsid="00183c0f" officeooo:paragraph-rsid="00183c0f"/>
    </style:style>
    <style:style style:name="P2" style:family="paragraph" style:parent-style-name="Standard">
      <style:text-properties style:font-name="Arial" fo:language="pt" fo:country="BR" officeooo:rsid="0018bc5d" officeooo:paragraph-rsid="0018bc5d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mantermos um controle de versão e suportar o desenvolvimento simultâneo do projeto utilizamos o GitHub como o principal local para armazenar e organizar o código. O GitHub é um serviço baseado em núvem que hospeda um sistema de controle de versão (VCS) chamado Git, o qual é utilizado para controlar o histórico de alterações de arquivos e principalmente de projetos, permitindo mais flexibilidade no fluxo de trabalho, segurança e desempenho. De todas as funcionalidades que o serviço disponibiliza, as principais utilizadas foram: <text:span text:style-name="T1">pipelines, branches, issues, pull requests, workflows, projetos e controle de dependência automatizada.</text:span></text:p>
      <text:p text:style-name="P1"><text:span text:style-name="T1"/></text:p>
      <text:p text:style-name="P2"><text:span text:style-name="T1">Um pipeline é um conjunto de processos e ferramentas automatizadas que auxiliam no controle de qualidade do código, o projeto utiliza três principais pipelines. Uma para avaliação do ambiente de frontend, outra para avaliação do código Python escrito e outra para avaliação do ambiente de backend.</text:span></text:p>
      <text:p text:style-name="P2"><text:span text:style-name="T1"/></text:p>
      <text:p text:style-name="P2"><text:span text:style-name="T1">O pipeline para avaliação do ambiente de frontend consiste em compilar o código utilizando a própria biblioteca do Node. Já o fluxo para avaliação do código Python consiste na utilização de uma biblioteca de padrão de código chamado Pylint, o qual irá validar diversos pontos e informar uma “nota” para o código, caso essa nota seja menor que 9, a pipeline irá falhar. Por fim, o pipeline para validação do ambiente de backend consiste na atualização da estrutura do banco de dados, coleta de arquivos estáticos, avaliação do código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20:29:33.365000000</meta:creation-date>
    <dc:date>2023-10-03T21:32:29.269000000</dc:date>
    <meta:editing-duration>PT58M45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3" meta:word-count="230" meta:character-count="1471" meta:non-whitespace-character-count="1243"/>
  </office:meta>
</office:document-meta>
</file>